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office:value-type="string">
            <text:p>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(0-12)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_TEXT:postBeckett(0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_TEXT:final(0-25)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1/04/2018</text:date>, <text:time>17:4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04T17:42:00.64</dc:date>
    <dc:creator>Seab Dinch</dc:creator>
    <meta:editing-duration>P6DT15H11M40S</meta:editing-duration>
    <meta:editing-cycles>384</meta:editing-cycles>
    <meta:generator>OpenOffice/4.1.2$Win32 OpenOffice.org_project/412m3$Build-9782</meta:generator>
    <meta:document-statistic meta:table-count="3" meta:cell-count="976" meta:object-count="0"/>
  </office:meta>
</office:document-meta>
</file>